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5.2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row table:style-name="ro1">
          <table:table-cell table:style-name="ce1" office:value-type="string">
            <text:p>Exercice 5. Aéroport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Pour les besoins de la gestion d'un aéroport on souhaite mémoriser dans une base de données les informations nécessaires à la description des faits suivants :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Chaque avion géré est identifié par un numéro d'immatriculation.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Il est la propriété soit d'une société, soit d'un particulier. </text:p>
          </table:table-cell>
          <table:table-cell table:style-name="Default" table:number-columns-repeated="5"/>
        </table:table-row>
        <table:table-row table:style-name="ro2">
          <table:table-cell table:style-name="ce2"/>
          <table:table-cell table:style-name="Default" table:number-columns-repeated="5"/>
        </table:table-row>
        <table:table-row table:style-name="ro2">
          <table:table-cell table:style-name="ce2" office:value-type="string">
            <text:p>Dans les deux cas on doit connaître :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Le nom, l'adresse et le numéro de téléphone du propriétaire, ainsi que la date d'achat de l'avion. </text:p>
          </table:table-cell>
          <table:table-cell table:style-name="Default" table:number-columns-repeated="5"/>
        </table:table-row>
        <table:table-row table:style-name="ro2">
          <table:table-cell table:style-name="ce2"/>
          <table:table-cell table:style-name="Default" table:number-columns-repeated="5"/>
        </table:table-row>
        <table:table-row table:style-name="ro2">
          <table:table-cell table:style-name="ce2" office:value-type="string">
            <text:p>Chaque avion est d'un certain type, celui-ci étant caractérisé par son nom, le nom du constructeur, la puissance du moteur, le nombre de places.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La maintenance des avions est assurée par les mécaniciens de l'aéroport :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Par sécurité, les interventions sont toujours effectuées par deux mécaniciens (l'un répare, l'autre vérifie).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Pour toute intervention effectuée, on conserve l'objet de l'intervention, la date et la durée.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Pour chaque mécanicien on connaît son nom, son adresse, son numéro de téléphone et les types d'avion sur lesquels il est habilité à intervenir. </text:p>
          </table:table-cell>
          <table:table-cell table:style-name="Default" table:number-columns-repeated="5"/>
        </table:table-row>
        <table:table-row table:style-name="ro2">
          <table:table-cell table:style-name="ce2"/>
          <table:table-cell table:style-name="Default" table:number-columns-repeated="5"/>
        </table:table-row>
        <table:table-row table:style-name="ro2">
          <table:table-cell table:style-name="ce2" office:value-type="string">
            <text:p>Un certain nombre de pilotes sont enregistrés auprès de l'aéroport pour chaque pilote on connaît :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Son nom, son adresse, son numéro de téléphone, son numéro de brevet de pilote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Les types d'avion qu'il est habilité à piloter avec le nombre total de vols qu'il a effectué sur chacun de ces types. </text:p>
          </table:table-cell>
          <table:table-cell table:style-name="Default" table:number-columns-repeated="5"/>
        </table:table-row>
        <table:table-row table:style-name="ro2">
          <table:table-cell table:style-name="ce2"/>
          <table:table-cell table:style-name="Default" table:number-columns-repeated="5"/>
        </table:table-row>
        <table:table-row table:style-name="ro2">
          <table:table-cell table:style-name="ce2" office:value-type="string">
            <text:p>Pour vous aider à établir certaines règles, voici une série de questions types auxquelles l'application doit pouvoir répondre :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Liste des avions de la société "XXX".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Liste des avions propriété de particuliers.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Durée totale des interventions faites par le mécanicien Durand au mois d'août.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Liste des avions de plus de 4 places, avec le nom du propriétaire. 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- Liste des interventions (objet, date) faites sur l'avion numéro « 3242XZY78K3 ». </text:p>
          </table:table-cell>
          <table:table-cell table:style-name="Default" table:number-columns-repeated="5"/>
        </table:table-row>
        <table:table-row table:style-name="ro3" table:number-rows-repeated="3">
          <table:table-cell table:style-name="Default" table:number-columns-repeated="6"/>
        </table:table-row>
        <table:table-row table:style-name="ro3">
          <table:table-cell table:style-name="ce3" office:value-type="string">
            <text:p>Avion</text:p>
          </table:table-cell>
          <table:table-cell table:style-name="ce3" table:number-columns-repeated="5"/>
        </table:table-row>
        <table:table-row table:style-name="ro4">
          <table:table-cell/>
          <table:table-cell office:value-type="string">
            <text:p>no_immat</text:p>
          </table:table-cell>
          <table:table-cell office:value-type="string">
            <text:p>numéro d'immatriculation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dentifiant </text:p>
          </table:table-cell>
        </table:table-row>
        <table:table-row table:style-name="ro3">
          <table:table-cell/>
          <table:table-cell office:value-type="string">
            <text:p>nom_avion</text:p>
          </table:table-cell>
          <table:table-cell office:value-type="string">
            <text:p>nom de l'avion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3">
          <table:table-cell/>
          <table:table-cell office:value-type="string">
            <text:p>nom_constructeur</text:p>
          </table:table-cell>
          <table:table-cell office:value-type="string">
            <text:p>nom du constructeur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3">
          <table:table-cell/>
          <table:table-cell office:value-type="string">
            <text:p>puissance_moteur</text:p>
          </table:table-cell>
          <table:table-cell office:value-type="string">
            <text:p>puissance du moteur 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nb_places</text:p>
          </table:table-cell>
          <table:table-cell office:value-type="string">
            <text:p>nombre de places 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obligatoire</text:p>
          </table:table-cell>
        </table:table-row>
        <table:table-row table:style-name="ro3">
          <table:table-cell/>
          <table:table-cell office:value-type="string">
            <text:p>date_achat</text:p>
          </table:table-cell>
          <table:table-cell office:value-type="string">
            <text:p>date de l'achat d'un avion</text:p>
          </table:table-cell>
          <table:table-cell office:value-type="string">
            <text:p>date</text:p>
          </table:table-cell>
          <table:table-cell/>
          <table:table-cell office:value-type="string">
            <text:p>obligatoire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3" table:number-columns-repeated="6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/>
          <table:table-cell office:value-type="string">
            <text:p>est_habilite_meca</text:p>
          </table:table-cell>
          <table:table-cell office:value-type="string">
            <text:p>mécanicien habilité ?</text:p>
          </table:table-cell>
          <table:table-cell office:value-type="string">
            <text:p>booléenne</text:p>
          </table:table-cell>
          <table:table-cell/>
          <table:table-cell office:value-type="string">
            <text:p>obligatoire</text:p>
          </table:table-cell>
        </table:table-row>
        <table:table-row table:style-name="ro3">
          <table:table-cell/>
          <table:table-cell office:value-type="string">
            <text:p>est_habilite_pilote</text:p>
          </table:table-cell>
          <table:table-cell office:value-type="string">
            <text:p>pilote habilité ?</text:p>
          </table:table-cell>
          <table:table-cell office:value-type="string">
            <text:p>booléenne</text:p>
          </table:table-cell>
          <table:table-cell/>
          <table:table-cell office:value-type="string">
            <text:p>obligatoire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4">
          <table:table-cell table:style-name="ce3" office:value-type="string">
            <text:p>Proprietaire</text:p>
          </table:table-cell>
          <table:table-cell table:style-name="ce3" table:number-columns-repeated="5"/>
        </table:table-row>
        <table:table-row table:style-name="ro4">
          <table:table-cell/>
          <table:table-cell office:value-type="string">
            <text:p>id_proprietaire</text:p>
          </table:table-cell>
          <table:table-cell table:style-name="Default" office:value-type="string">
            <text:p>identifiant du proprietaie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dentifiant </text:p>
          </table:table-cell>
        </table:table-row>
        <table:table-row table:style-name="ro4">
          <table:table-cell/>
          <table:table-cell office:value-type="string">
            <text:p>nom_proprietaire</text:p>
          </table:table-cell>
          <table:table-cell office:value-type="string">
            <text:p>nom du propriétaire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societe ou particulier</text:p>
          </table:table-cell>
        </table:table-row>
        <table:table-row table:style-name="ro4">
          <table:table-cell/>
          <table:table-cell office:value-type="string">
            <text:p>adr_proprietaire</text:p>
          </table:table-cell>
          <table:table-cell office:value-type="string">
            <text:p>adresse du propriétaire</text:p>
          </table:table-cell>
          <table:table-cell office:value-type="string">
            <text:p>alphanumérique</text:p>
          </table:table-cell>
          <table:table-cell office:value-type="float" office:value="150">
            <text:p>15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tel_proprietaire</text:p>
          </table:table-cell>
          <table:table-cell office:value-type="string">
            <text:p>téléphone du propriétaire </text:p>
          </table:table-cell>
          <table:table-cell office:value-type="string">
            <text:p>alphanumérique</text:p>
          </table:table-cell>
          <table:table-cell office:value-type="float" office:value="10">
            <text:p>10</text:p>
          </table:table-cell>
          <table:table-cell office:value-type="string">
            <text:p>obligatoire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style-name="ce3" office:value-type="string">
            <text:p>Intervention</text:p>
          </table:table-cell>
          <table:table-cell table:style-name="ce3" table:number-columns-repeated="5"/>
        </table:table-row>
        <table:table-row table:style-name="ro3">
          <table:table-cell/>
          <table:table-cell office:value-type="string">
            <text:p>id_intervention</text:p>
          </table:table-cell>
          <table:table-cell office:value-type="string">
            <text:p>identifiant de l'intervention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dentifiant </text:p>
          </table:table-cell>
        </table:table-row>
        <table:table-row table:style-name="ro3">
          <table:table-cell/>
          <table:table-cell office:value-type="string">
            <text:p>objet_intervention</text:p>
          </table:table-cell>
          <table:table-cell office:value-type="string">
            <text:p>objet de l'intervention</text:p>
          </table:table-cell>
          <table:table-cell office:value-type="string">
            <text:p>alphanumérique</text:p>
          </table:table-cell>
          <table:table-cell office:value-type="float" office:value="10">
            <text:p>10</text:p>
          </table:table-cell>
          <table:table-cell office:value-type="string">
            <text:p>obligatoire</text:p>
          </table:table-cell>
        </table:table-row>
        <table:table-row table:style-name="ro3">
          <table:table-cell/>
          <table:table-cell office:value-type="string">
            <text:p>date_intervention</text:p>
          </table:table-cell>
          <table:table-cell office:value-type="string">
            <text:p>date de l'intervention</text:p>
          </table:table-cell>
          <table:table-cell office:value-type="string">
            <text:p>date</text:p>
          </table:table-cell>
          <table:table-cell/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duree_intervention</text:p>
          </table:table-cell>
          <table:table-cell office:value-type="string">
            <text:p>durée de l'intrevention</text:p>
          </table:table-cell>
          <table:table-cell office:value-type="string">
            <text:p>réél</text:p>
          </table:table-cell>
          <table:table-cell office:value-type="float" office:value="10">
            <text:p>10</text:p>
          </table:table-cell>
          <table:table-cell office:value-type="string">
            <text:p>obligatoire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4">
          <table:table-cell table:style-name="ce3" office:value-type="string">
            <text:p>Mecanicien</text:p>
          </table:table-cell>
          <table:table-cell table:style-name="ce3" table:number-columns-repeated="5"/>
        </table:table-row>
        <table:table-row table:style-name="ro4">
          <table:table-cell/>
          <table:table-cell office:value-type="string">
            <text:p>id_meca</text:p>
          </table:table-cell>
          <table:table-cell office:value-type="string">
            <text:p>identifiant du mécanicien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dentifiant </text:p>
          </table:table-cell>
        </table:table-row>
        <table:table-row table:style-name="ro4">
          <table:table-cell/>
          <table:table-cell office:value-type="string">
            <text:p>nom_meca</text:p>
          </table:table-cell>
          <table:table-cell office:value-type="string">
            <text:p>nom du mécanicien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adr_meca</text:p>
          </table:table-cell>
          <table:table-cell office:value-type="string">
            <text:p>adresse du mécanicien</text:p>
          </table:table-cell>
          <table:table-cell office:value-type="string">
            <text:p>alphanumérique</text:p>
          </table:table-cell>
          <table:table-cell office:value-type="float" office:value="150">
            <text:p>15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tel_meca</text:p>
          </table:table-cell>
          <table:table-cell office:value-type="string">
            <text:p>téléphone du mécanicien</text:p>
          </table:table-cell>
          <table:table-cell office:value-type="string">
            <text:p>alphanumérique</text:p>
          </table:table-cell>
          <table:table-cell office:value-type="float" office:value="10">
            <text:p>10</text:p>
          </table:table-cell>
          <table:table-cell office:value-type="string">
            <text:p>obligatoire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style-name="ce3" office:value-type="string">
            <text:p>Pilote</text:p>
          </table:table-cell>
          <table:table-cell table:style-name="ce3" table:number-columns-repeated="5"/>
        </table:table-row>
        <table:table-row table:style-name="ro3">
          <table:table-cell/>
          <table:table-cell office:value-type="string">
            <text:p>id_pilote</text:p>
          </table:table-cell>
          <table:table-cell office:value-type="string">
            <text:p>identifiant du pilote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dentifiant </text:p>
          </table:table-cell>
        </table:table-row>
        <table:table-row table:style-name="ro3">
          <table:table-cell/>
          <table:table-cell office:value-type="string">
            <text:p>nom_pilote</text:p>
          </table:table-cell>
          <table:table-cell office:value-type="string">
            <text:p>nom du pilote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adr_pilote</text:p>
          </table:table-cell>
          <table:table-cell office:value-type="string">
            <text:p>adresse du pilote</text:p>
          </table:table-cell>
          <table:table-cell office:value-type="string">
            <text:p>alphanumérique</text:p>
          </table:table-cell>
          <table:table-cell office:value-type="float" office:value="150">
            <text:p>150</text:p>
          </table:table-cell>
          <table:table-cell office:value-type="string">
            <text:p>obligatoire</text:p>
          </table:table-cell>
        </table:table-row>
        <table:table-row table:style-name="ro3">
          <table:table-cell/>
          <table:table-cell office:value-type="string">
            <text:p>tel_pilote</text:p>
          </table:table-cell>
          <table:table-cell office:value-type="string">
            <text:p>téléphone du pilote</text:p>
          </table:table-cell>
          <table:table-cell office:value-type="string">
            <text:p>alphanumérique</text:p>
          </table:table-cell>
          <table:table-cell office:value-type="float" office:value="10">
            <text:p>1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num_brevet</text:p>
          </table:table-cell>
          <table:table-cell office:value-type="string">
            <text:p>numéro du brevet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style-name="ce3"/>
          <table:table-cell table:style-name="ce3" office:value-type="string">
            <text:p>no_vol</text:p>
          </table:table-cell>
          <table:table-cell table:style-name="ce3" office:value-type="string">
            <text:p>numéro de vol</text:p>
          </table:table-cell>
          <table:table-cell table:style-name="ce3" office:value-type="string">
            <text:p>numériqu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obligatoire uniqu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, 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1/09/2020</text:date>, <text:time>10:2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08:29:48.37</meta:creation-date>
    <dc:date>2020-09-01T10:21:52.47</dc:date>
    <meta:editing-duration>PT1H17M20S</meta:editing-duration>
    <meta:editing-cycles>5</meta:editing-cycles>
    <meta:generator>OpenOffice/4.1.3$Win32 OpenOffice.org_project/413m1$Build-9783</meta:generator>
    <meta:document-statistic meta:table-count="3" meta:cell-count="151" meta:object-count="0"/>
  </office:meta>
</office:document-meta>
</file>